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7.747cm"/>
    </style:style>
    <style:style style:name="gr7" style:family="graphic" style:parent-style-name="standard">
      <style:graphic-properties draw:stroke="none" svg:stroke-color="#000000" draw:fill="none" draw:fill-color="#ffffff" fo:min-height="0.939cm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78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02cm"/>
    </style:style>
    <style:style style:name="gr14" style:family="graphic" style:parent-style-name="standard">
      <style:graphic-properties svg:stroke-width="0.025cm" svg:stroke-color="#000000" draw:marker-start-width="0.237cm" draw:marker-end="Arrow" draw:marker-end-width="0.229cm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="Arrow" draw:marker-start-width="0.229cm" draw:marker-end="Arrow" draw:marker-end-width="0.229cm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cm" draw:marker-start-width="0.203cm" draw:marker-end-width="0.203cm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1.338cm"/>
    </style:style>
    <style:style style:name="gr22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23" style:family="graphic" style:parent-style-name="objectwithoutfill">
      <style:graphic-properties draw:marker-start="" draw:marker-end="Arrow_20_concave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385cm"/>
    </style:style>
    <style:style style:name="gr25" style:family="graphic" style:parent-style-name="standard">
      <style:graphic-properties draw:stroke="none" svg:stroke-color="#000000" draw:fill="none" draw:fill-color="#ffffff" fo:min-height="2.223cm"/>
    </style:style>
    <style:style style:name="gr26" style:family="graphic" style:parent-style-name="objectwithoutfill">
      <style:graphic-properties svg:stroke-width="0.051cm" draw:marker-start="Arrow_20_concave" draw:marker-start-width="0.483cm" draw:marker-end="Arrow_20_concave" draw:marker-end-width="0.483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fo:min-height="1.588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6.8999996185303pt"/>
    </style:style>
    <style:style style:name="P5" style:family="paragraph">
      <style:paragraph-properties fo:text-align="center"/>
      <style:text-properties fo:font-size="16.8999996185303pt"/>
    </style:style>
    <style:style style:name="P6" style:family="paragraph">
      <style:paragraph-properties fo:text-align="center"/>
      <style:text-properties fo:font-size="7.5pt" style:text-underline-style="none" style:font-size-asian="8pt" style:font-size-complex="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8pt" fo:font-style="italic" style:font-style-asian="italic" style:font-style-complex="italic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6.8999996185303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8pt" fo:font-style="normal" style:font-style-asian="normal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2.073cm" svg:x="1cm" svg:y="1cm">
          <draw:text-box>
            <text:p><text:span text:style-name="T1">Core loop –</text:span></text:p>
            <text:p><text:span text:style-name="T2"><text:s text:c="2"/></text:span><text:span text:style-name="T2">This is the main operation loop of the program, and runs freely with delays here and there.</text:span></text:p>
          </draw:text-box>
        </draw:frame>
        <draw:frame draw:style-name="gr2" draw:layer="layout" svg:width="16.637cm" svg:height="1.27cm" svg:x="2.27cm" svg:y="7.35cm">
          <draw:text-box>
            <text:p>If UART mode, parse data and read/write registers</text:p>
          </draw:text-box>
        </draw:frame>
        <draw:frame draw:style-name="gr2" draw:layer="layout" svg:width="16.637cm" svg:height="1.27cm" svg:x="2.27cm" svg:y="8.62cm">
          <draw:text-box>
            <text:p>If SPI mode, parse data and write to registers</text:p>
          </draw:text-box>
        </draw:frame>
        <draw:frame draw:style-name="gr2" draw:layer="layout" svg:width="16.637cm" svg:height="1.27cm" svg:x="2.27cm" svg:y="9.89cm">
          <draw:text-box>
            <text:p>If I2C mode, parse data and write to registers</text:p>
          </draw:text-box>
        </draw:frame>
        <draw:frame draw:style-name="gr2" draw:layer="layout" svg:width="16.637cm" svg:height="1.27cm" svg:x="2.27cm" svg:y="11.033cm">
          <draw:text-box>
            <text:p>If slave mode...</text:p>
          </draw:text-box>
        </draw:frame>
        <draw:frame draw:style-name="gr2" draw:layer="layout" svg:width="16.51cm" svg:height="1.27cm" svg:x="3.54cm" svg:y="12.43cm">
          <draw:text-box>
            <text:p>Write data to registers</text:p>
          </draw:text-box>
        </draw:frame>
        <draw:frame draw:style-name="gr2" draw:layer="layout" svg:width="16.51cm" svg:height="1.27cm" svg:x="3.54cm" svg:y="13.7cm">
          <draw:text-box>
            <text:p>Step “Slave address acquisition” state machine</text:p>
          </draw:text-box>
        </draw:frame>
        <draw:frame draw:style-name="gr2" draw:layer="layout" svg:width="16.637cm" svg:height="1.27cm" svg:x="2.27cm" svg:y="14.97cm">
          <draw:text-box>
            <text:p>If master mode...</text:p>
          </draw:text-box>
        </draw:frame>
        <draw:frame draw:style-name="gr2" draw:layer="layout" svg:width="16.51cm" svg:height="1.27cm" svg:x="3.54cm" svg:y="16.24cm">
          <draw:text-box>
            <text:p>Step “Address enumeration” state machine</text:p>
          </draw:text-box>
        </draw:frame>
        <draw:frame draw:style-name="gr2" draw:layer="layout" svg:width="16.51cm" svg:height="1.27cm" svg:x="3.54cm" svg:y="17.51cm">
          <draw:text-box>
            <text:p>Read Slave information (for use In state machine)</text:p>
          </draw:text-box>
        </draw:frame>
        <draw:frame draw:style-name="gr2" draw:layer="layout" svg:width="16.51cm" svg:height="1.27cm" svg:x="3.54cm" svg:y="18.78cm">
          <draw:text-box>
            <text:p>Deliver periodic data to slaves, if state machine done</text:p>
          </draw:text-box>
        </draw:frame>
        <draw:frame draw:style-name="gr2" draw:layer="layout" svg:width="16.637cm" svg:height="1.27cm" svg:x="2.27cm" svg:y="20.05cm">
          <draw:text-box>
            <text:p>Interpret changes to local registers – take actions</text:p>
          </draw:text-box>
        </draw:frame>
        <draw:path draw:style-name="gr3" draw:text-style-name="P2" draw:layer="layout" svg:width="15.37cm" svg:height="1.324cm" draw:transform="rotate (1.61216063006686) translate (1.55222804143977cm 22.0431838861806cm)" svg:viewBox="0 0 15371 1325" svg:d="m693 747c-5023-1479 19086-481 13958 578">
          <text:p/>
        </draw:path>
      </draw:page>
      <draw:page draw:name="page2" draw:style-name="dp1" draw:master-page-name="Default">
        <draw:line draw:style-name="gr4" draw:text-style-name="P2" draw:layer="layout" svg:x1="1.635cm" svg:y1="8.239cm" svg:x2="1.635cm" svg:y2="16.113cm">
          <text:p/>
        </draw:line>
        <draw:frame draw:style-name="gr2" draw:text-style-name="P3" draw:layer="layout" svg:width="2.54cm" svg:height="1.27cm" draw:transform="rotate (-1.57079632679579) translate (2.27cm 6.08cm)">
          <draw:text-box>
            <text:p text:style-name="P2"><text:span text:style-name="T3">Time</text:span></text:p>
          </draw:text-box>
        </draw:frame>
        <draw:frame draw:style-name="gr2" draw:text-style-name="P3" draw:layer="layout" svg:width="2.54cm" svg:height="1.27cm" svg:x="6.588cm" svg:y="3.54cm">
          <draw:text-box>
            <text:p text:style-name="P2"><text:span text:style-name="T3">Action</text:span></text:p>
          </draw:text-box>
        </draw:frame>
        <draw:frame draw:style-name="gr2" draw:text-style-name="P3" draw:layer="layout" svg:width="5.08cm" svg:height="1.27cm" svg:x="2.27cm" svg:y="4.81cm">
          <draw:text-box>
            <text:p text:style-name="P2"><text:span text:style-name="T3">Master</text:span></text:p>
          </draw:text-box>
        </draw:frame>
        <draw:frame draw:style-name="gr2" draw:text-style-name="P3" draw:layer="layout" svg:width="5.08cm" svg:height="1.27cm" svg:x="8.62cm" svg:y="4.81cm">
          <draw:text-box>
            <text:p text:style-name="P2"><text:span text:style-name="T3">Slave 1</text:span></text:p>
          </draw:text-box>
        </draw:frame>
        <draw:frame draw:style-name="gr2" draw:text-style-name="P3" draw:layer="layout" svg:width="5.08cm" svg:height="1.27cm" svg:x="14.97cm" svg:y="4.81cm">
          <draw:text-box>
            <text:p text:style-name="P2"><text:span text:style-name="T3">Slave 2</text:span></text:p>
          </draw:text-box>
        </draw:frame>
        <draw:line draw:style-name="gr5" draw:text-style-name="P2" draw:layer="layout" svg:x1="2.27cm" svg:y1="6.08cm" svg:x2="20.05cm" svg:y2="6.08cm">
          <text:p/>
        </draw:line>
        <draw:line draw:style-name="gr5" draw:text-style-name="P2" draw:layer="layout" svg:x1="9.001cm" svg:y1="4.048cm" svg:x2="20.05cm" svg:y2="4.048cm">
          <text:p/>
        </draw:line>
        <draw:line draw:style-name="gr5" draw:text-style-name="P2" draw:layer="layout" svg:x1="2.27cm" svg:y1="4.048cm" svg:x2="6.715cm" svg:y2="4.048cm">
          <text:p/>
        </draw:line>
        <draw:frame draw:style-name="gr6" draw:text-style-name="P1" draw:layer="layout" svg:width="6.35cm" svg:height="9.131cm" svg:x="2.27cm" svg:y="6.084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8.62cm" svg:y="6.08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15.013cm" svg:y="6.093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4" draw:text-style-name="P2" draw:layer="layout" svg:x1="7.35cm" svg:y1="7.604cm" svg:x2="8.62cm" svg:y2="7.604cm">
          <text:p/>
        </draw:line>
        <draw:line draw:style-name="gr4" draw:text-style-name="P2" draw:layer="layout" svg:x1="8.62cm" svg:y1="8.112cm" svg:x2="4.556cm" svg:y2="8.112cm">
          <text:p/>
        </draw:line>
        <draw:line draw:style-name="gr4" draw:text-style-name="P2" draw:layer="layout" svg:x1="5.699cm" svg:y1="8.747cm" svg:x2="8.62cm" svg:y2="8.747cm">
          <text:p/>
        </draw:line>
        <draw:line draw:style-name="gr4" draw:text-style-name="P2" draw:layer="layout" svg:x1="13.7cm" svg:y1="9.255cm" svg:x2="14.97cm" svg:y2="9.255cm">
          <text:p/>
        </draw:line>
        <draw:line draw:style-name="gr4" draw:text-style-name="P2" draw:layer="layout" svg:x1="4.556cm" svg:y1="10.398cm" svg:x2="14.97cm" svg:y2="10.398cm">
          <text:p/>
        </draw:line>
        <draw:line draw:style-name="gr4" draw:text-style-name="P2" draw:layer="layout" svg:x1="5.064cm" svg:y1="10.906cm" svg:x2="14.97cm" svg:y2="10.906cm">
          <text:p/>
        </draw:line>
        <draw:line draw:style-name="gr5" draw:text-style-name="P2" draw:layer="layout" svg:x1="1.635cm" svg:y1="4.429cm" svg:x2="1.635cm" svg:y2="6.588cm">
          <text:p/>
        </draw:line>
        <draw:frame draw:style-name="gr7" draw:text-style-name="P4" draw:layer="layout" svg:width="11.43cm" svg:height="1.189cm" svg:x="1cm" svg:y="1cm">
          <draw:text-box>
            <text:p><text:span text:style-name="T4">General slave discovery handshaking</text:span></text:p>
          </draw:text-box>
        </draw:frame>
      </draw:page>
      <draw:page draw:name="page3" draw:style-name="dp1" draw:master-page-name="Default">
        <draw:frame draw:style-name="gr7" draw:text-style-name="P4" draw:layer="layout" svg:width="11.95cm" svg:height="1.189cm" svg:x="2.307cm" svg:y="2.188cm">
          <draw:text-box>
            <text:p>Slave address acquisition state machine</text:p>
          </draw:text-box>
        </draw:frame>
        <draw:path draw:style-name="gr8" draw:text-style-name="P2" draw:layer="layout" svg:width="2.957cm" svg:height="0.93cm" draw:transform="skewX (-0.656767397525342) rotate (0.354476371079981) translate (3.30550351621165cm 8.12286795070585cm)" svg:viewBox="0 0 2958 931" svg:d="m0 931c1071-582 1955-882 2958-931">
          <text:p/>
        </draw:path>
        <draw:ellipse draw:style-name="gr9" draw:text-style-name="P5" draw:layer="layout" svg:width="3.801cm" svg:height="3.81cm" svg:x="1.644cm" svg:y="8.62cm">
          <text:p text:style-name="P2"><text:span text:style-name="T4">IDLE</text:span></text:p>
        </draw:ellipse>
        <draw:ellipse draw:style-name="gr9" draw:text-style-name="P5" draw:layer="layout" svg:width="3.801cm" svg:height="3.81cm" svg:x="6.08cm" svg:y="4.81cm">
          <text:p text:style-name="P2"><text:span text:style-name="T4">WaitForSync</text:span></text:p>
        </draw:ellipse>
        <draw:ellipse draw:style-name="gr9" draw:text-style-name="P5" draw:layer="layout" svg:width="3.801cm" svg:height="3.81cm" svg:x="13.7cm" svg:y="8.62cm">
          <text:p text:style-name="P2"><text:span text:style-name="T4">WaitForAddr</text:span></text:p>
        </draw:ellipse>
        <draw:ellipse draw:style-name="gr9" draw:text-style-name="P5" draw:layer="layout" svg:width="3.801cm" svg:height="3.81cm" svg:x="9.899cm" svg:y="16.24cm">
          <text:p text:style-name="P2"><text:span text:style-name="T4">Done</text:span></text:p>
        </draw:ellipse>
        <draw:path draw:style-name="gr8" draw:text-style-name="P2" draw:layer="layout" svg:width="6.373cm" svg:height="3.33cm" draw:transform="skewX (-0.656767397525342) rotate (1.92527269787458) translate (12.1023784363754cm 12.6926295368051cm)" svg:viewBox="0 0 6374 3331" svg:d="m6374 0c-1037 790-3858 2550-6374 3331">
          <text:p/>
        </draw:path>
        <draw:frame draw:style-name="gr10" draw:text-style-name="P6" draw:layer="layout" svg:width="4.256cm" svg:height="1.205cm" svg:x="11.476cm" svg:y="6.461cm">
          <draw:text-box>
            <text:p text:style-name="P2"><text:span text:style-name="T5">CONFIG_IN pin = 1</text:span></text:p>
            <text:p text:style-name="P2"><text:span text:style-name="T6">Set slave addr to 0x4A</text:span></text:p>
            <text:p text:style-name="P2"><text:span text:style-name="T6"/></text:p>
          </draw:text-box>
        </draw:frame>
        <draw:path draw:style-name="gr8" draw:text-style-name="P2" draw:layer="layout" svg:width="6.203cm" svg:height="3.418cm" draw:transform="skewX (-0.656767397525342) rotate (0.354476371079981) translate (9.53302637228294cm 14.5832882421234cm)" svg:viewBox="0 0 6204 3419" svg:d="m6204 0c-1037 790-3331 2444-6204 3419">
          <text:p/>
        </draw:path>
        <draw:path draw:style-name="gr8" draw:text-style-name="P2" draw:layer="layout" svg:width="1.778cm" svg:height="1.75cm" draw:transform="skewX (0.0188495559215352) rotate (-0.646295422014564) translate (9.66779117903741cm 15.1572721452164cm)" svg:viewBox="0 0 1779 1751" svg:d="m1779 296c-2340-1324-2347 2287-167 1274">
          <text:p/>
        </draw:path>
        <draw:frame draw:style-name="gr10" draw:text-style-name="P6" draw:layer="layout" svg:width="4.256cm" svg:height="1.205cm" svg:x="10.968cm" svg:y="13.13cm">
          <draw:text-box>
            <text:p text:style-name="P2"><text:span text:style-name="T5">Slave addr no longer 0x4A</text:span></text:p>
            <text:p text:style-name="P2"><text:span text:style-name="T6">Set CONFIG_OUT = 1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5.826cm" svg:y="14.908cm">
          <draw:text-box>
            <text:p text:style-name="P2"><text:span text:style-name="T5">CONFIG_IN = 1</text:span></text:p>
            <text:p text:style-name="P2"><text:span text:style-name="T6"/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5.572cm" svg:y="19.415cm">
          <draw:text-box>
            <text:p text:style-name="P2"><text:span text:style-name="T5">CONFIG_IN = 0</text:span></text:p>
            <text:p text:style-name="P2"><text:span text:style-name="T6">Wait 1 second</text:span></text:p>
            <text:p text:style-name="P2"><text:span text:style-name="T6">SoftwareReset();</text:span></text:p>
            <text:p text:style-name="P2"><text:span text:style-name="T6"/></text:p>
          </draw:text-box>
        </draw:frame>
        <draw:path draw:style-name="gr8" draw:text-style-name="P2" draw:layer="layout" svg:width="3.698cm" svg:height="0.377cm" draw:transform="skewX (-0.656767397525342) rotate (0.354476371079981) translate (7.161cm 20.939cm)" svg:viewBox="0 0 3699 378" svg:d="m3699 21c-1326 450-2678 508-3699-21">
          <text:p/>
        </draw:path>
      </draw:page>
      <draw:page draw:name="page4" draw:style-name="dp1" draw:master-page-name="Default">
        <draw:frame draw:style-name="gr7" draw:text-style-name="P4" draw:layer="layout" svg:width="11.95cm" svg:height="1.189cm" svg:x="2.307cm" svg:y="2.188cm">
          <draw:text-box>
            <text:p><text:span text:style-name="T4">Master address enumeration state machine</text:span></text:p>
          </draw:text-box>
        </draw:frame>
        <draw:path draw:style-name="gr8" draw:text-style-name="P2" draw:layer="layout" svg:width="2.957cm" svg:height="0.93cm" draw:transform="skewX (-0.656767397525342) rotate (0.354476371079981) translate (3.30550351621165cm 8.12286795070585cm)" svg:viewBox="0 0 2958 931" svg:d="m0 931c1071-582 1955-882 2958-931">
          <text:p/>
        </draw:path>
        <draw:ellipse draw:style-name="gr9" draw:text-style-name="P7" draw:layer="layout" svg:width="3.801cm" svg:height="3.81cm" svg:x="1.644cm" svg:y="8.62cm">
          <text:p text:style-name="P2"><text:span text:style-name="T7">IDLE</text:span></text:p>
          <text:p text:style-name="P2"><text:span text:style-name="T2">(configure</text:span></text:p>
          <text:p text:style-name="P2"><text:span text:style-name="T2">Local regs)</text:span></text:p>
        </draw:ellipse>
        <draw:ellipse draw:style-name="gr9" draw:text-style-name="P7" draw:layer="layout" svg:width="3.801cm" svg:height="3.81cm" svg:x="6.08cm" svg:y="4.81cm">
          <text:p text:style-name="P2"><text:span text:style-name="T7">PollDefault</text:span><text:span text:style-name="T2"><text:line-break/></text:span><text:span text:style-name="T8">Read remote</text:span></text:p>
          <text:p text:style-name="P2"><text:span text:style-name="T8">address reg</text:span></text:p>
        </draw:ellipse>
        <draw:ellipse draw:style-name="gr9" draw:text-style-name="P7" draw:layer="layout" svg:width="3.801cm" svg:height="3.81cm" svg:x="13.7cm" svg:y="8.62cm">
          <text:p text:style-name="P2"><text:span text:style-name="T7">SendAddr</text:span></text:p>
          <text:p text:style-name="P2"><text:span text:style-name="T2">Check rx buffer</text:span></text:p>
          <text:p text:style-name="P2"><text:span text:style-name="T2">For 0x4A,</text:span></text:p>
          <text:p text:style-name="P2"><text:span text:style-name="T2">Delay 5ms</text:span></text:p>
        </draw:ellipse>
        <draw:ellipse draw:style-name="gr9" draw:text-style-name="P8" draw:layer="layout" svg:width="3.801cm" svg:height="3.81cm" svg:x="9.899cm" svg:y="16.24cm">
          <text:p text:style-name="P2"><text:span text:style-name="T7">Done</text:span></text:p>
        </draw:ellipse>
        <draw:path draw:style-name="gr8" draw:text-style-name="P2" draw:layer="layout" svg:width="7.257cm" svg:height="3.63cm" draw:transform="skewX (-0.656767397525342) rotate (1.92527269787458) translate (12.2822470067072cm 12.7597583150344cm)" svg:viewBox="0 0 7258 3631" svg:d="m7258 0c-2752 2175-5200 3371-7258 3631">
          <text:p/>
        </draw:path>
        <draw:path draw:style-name="gr8" draw:text-style-name="P2" draw:layer="layout" svg:width="6.203cm" svg:height="3.418cm" draw:transform="skewX (-0.656767397525342) rotate (0.354476371079981) translate (9.53302637228294cm 14.5832882421234cm)" svg:viewBox="0 0 6204 3419" svg:d="m6204 0c-1037 790-3331 2444-6204 3419">
          <text:p/>
        </draw:path>
        <draw:path draw:style-name="gr8" draw:text-style-name="P2" draw:layer="layout" svg:width="1.778cm" svg:height="1.75cm" draw:transform="skewX (0.0188495559215352) rotate (-0.646295422014564) translate (9.66779117903741cm 15.1572721452164cm)" svg:viewBox="0 0 1779 1751" svg:d="m1779 296c-2340-1324-2347 2287-167 1274">
          <text:p/>
        </draw:path>
        <draw:frame draw:style-name="gr10" draw:text-style-name="P6" draw:layer="layout" svg:width="4.256cm" svg:height="1.205cm" svg:x="1.189cm" svg:y="7.034cm">
          <draw:text-box>
            <text:p text:style-name="P2"><text:span text:style-name="T5"><text:s text:c="9"/></text:span><text:span text:style-name="T5">1 <text:s text:c="6"/></text:span></text:p>
            <text:p text:style-name="P2"><text:span text:style-name="T6">CONFIG_OUT = 1</text:span></text:p>
            <text:p text:style-name="P2"><text:span text:style-name="T6"/></text:p>
          </draw:text-box>
        </draw:frame>
        <draw:path draw:style-name="gr8" draw:text-style-name="P2" draw:layer="layout" svg:width="6.645cm" svg:height="3.568cm" draw:transform="skewX (-0.656767397525342) rotate (-1.2163199557158) translate (11.3932774727161cm 4.41946198316677cm)" svg:viewBox="0 0 6646 3569" svg:d="m6646 0c-2753 2175-4622 3101-6646 3569">
          <text:p/>
        </draw:path>
        <draw:frame draw:style-name="gr10" draw:text-style-name="P6" draw:layer="layout" svg:width="4.256cm" svg:height="1.523cm" svg:x="9.763cm" svg:y="8.366cm">
          <draw:text-box>
            <text:p text:style-name="P2"><text:span text:style-name="T6">No 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11.795cm" svg:y="5.699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path draw:style-name="gr8" draw:text-style-name="P2" draw:layer="layout" svg:width="7.494cm" svg:height="4.076cm" draw:transform="skewX (-0.656767397525342) rotate (-1.2163199557158) translate (11.2253270511825cm 4.25653487401151cm)" svg:viewBox="0 0 7495 4077" svg:d="m7495 0c-2462 2514-5046 3829-7495 4077">
          <text:p/>
        </draw:path>
        <draw:frame draw:style-name="gr10" draw:text-style-name="P6" draw:layer="layout" svg:width="4.256cm" svg:height="1.523cm" svg:x="7.539cm" svg:y="11.065cm">
          <draw:text-box>
            <text:p text:style-name="P2"><text:span text:style-name="T6">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128cm" svg:x="6.65cm" svg:y="14.858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13.635cm" svg:y="15.606cm">
          <draw:text-box>
            <text:p text:style-name="P2"><text:span text:style-name="T6">Max slaves reached OR</text:span></text:p>
            <text:p text:style-name="P2"><text:span text:style-name="T5">Max poll count reached</text:span></text:p>
            <text:p text:style-name="P2"><text:span text:style-name="T6"/></text:p>
            <text:p text:style-name="P2"><text:span text:style-name="T6"/></text:p>
          </draw:text-box>
        </draw:frame>
      </draw:page>
      <draw:page draw:name="page5" draw:style-name="dp1" draw:master-page-name="Default">
        <draw:line draw:style-name="gr4" draw:text-style-name="P2" draw:layer="layout" svg:x1="8.62cm" svg:y1="3.54cm" svg:x2="16.494cm" svg:y2="3.54cm">
          <text:p/>
        </draw:line>
        <draw:frame draw:style-name="gr2" draw:text-style-name="P3" draw:layer="layout" svg:width="2.54cm" svg:height="1.27cm" svg:x="6.461cm" svg:y="2.905cm">
          <draw:text-box>
            <text:p text:style-name="P2"><text:span text:style-name="T3">Time</text:span></text:p>
          </draw:text-box>
        </draw:frame>
        <draw:frame draw:style-name="gr2" draw:text-style-name="P9" draw:layer="layout" svg:width="2.54cm" svg:height="1.27cm" svg:x="3.667cm" svg:y="2.016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3" draw:layer="layout" svg:width="5.08cm" svg:height="1.27cm" svg:x="-18.855cm" svg:y="5.445cm">
          <draw:text-box>
            <text:p text:style-name="P2"><text:span text:style-name="T3">Master</text:span></text:p>
          </draw:text-box>
        </draw:frame>
        <draw:frame draw:style-name="gr2" draw:text-style-name="P3" draw:layer="layout" svg:width="3.81cm" svg:height="1.27cm" svg:x="1cm" svg:y="4.81cm">
          <draw:text-box>
            <text:p text:style-name="P2"><text:span text:style-name="T3">Slave</text:span></text:p>
          </draw:text-box>
        </draw:frame>
        <draw:frame draw:style-name="gr2" draw:text-style-name="P3" draw:layer="layout" svg:width="5.08cm" svg:height="1.27cm" svg:x="-6.155cm" svg:y="5.445cm">
          <draw:text-box>
            <text:p text:style-name="P2"><text:span text:style-name="T3">Slave 2</text:span></text:p>
          </draw:text-box>
        </draw:frame>
        <draw:line draw:style-name="gr5" draw:text-style-name="P2" draw:layer="layout" svg:x1="-18.855cm" svg:y1="6.715cm" svg:x2="-1.075cm" svg:y2="6.715cm">
          <text:p/>
        </draw:line>
        <draw:line draw:style-name="gr5" draw:text-style-name="P2" draw:layer="layout" svg:x1="-12.124cm" svg:y1="4.683cm" svg:x2="-1.075cm" svg:y2="4.683cm">
          <text:p/>
        </draw:line>
        <draw:line draw:style-name="gr5" draw:text-style-name="P2" draw:layer="layout" svg:x1="4.81cm" svg:y1="6.334cm" svg:x2="4.81cm" svg:y2="5.699cm">
          <text:p/>
        </draw:line>
        <draw:frame draw:style-name="gr6" draw:text-style-name="P1" draw:layer="layout" svg:width="6.35cm" svg:height="9.131cm" svg:x="-18.855cm" svg:y="6.719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-12.505cm" svg:y="6.715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-6.112cm" svg:y="6.728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4" draw:text-style-name="P2" draw:layer="layout" svg:x1="-13.775cm" svg:y1="8.239cm" svg:x2="-12.505cm" svg:y2="8.239cm">
          <text:p/>
        </draw:line>
        <draw:line draw:style-name="gr4" draw:text-style-name="P2" draw:layer="layout" svg:x1="-12.505cm" svg:y1="8.747cm" svg:x2="-16.569cm" svg:y2="8.747cm">
          <text:p/>
        </draw:line>
        <draw:line draw:style-name="gr4" draw:text-style-name="P2" draw:layer="layout" svg:x1="-15.426cm" svg:y1="9.382cm" svg:x2="-12.505cm" svg:y2="9.382cm">
          <text:p/>
        </draw:line>
        <draw:line draw:style-name="gr4" draw:text-style-name="P2" draw:layer="layout" svg:x1="-7.425cm" svg:y1="9.89cm" svg:x2="-6.155cm" svg:y2="9.89cm">
          <text:p/>
        </draw:line>
        <draw:line draw:style-name="gr4" draw:text-style-name="P2" draw:layer="layout" svg:x1="-16.569cm" svg:y1="11.033cm" svg:x2="-6.155cm" svg:y2="11.033cm">
          <text:p/>
        </draw:line>
        <draw:line draw:style-name="gr4" draw:text-style-name="P2" draw:layer="layout" svg:x1="-16.061cm" svg:y1="11.541cm" svg:x2="-6.155cm" svg:y2="11.541cm">
          <text:p/>
        </draw:line>
        <draw:line draw:style-name="gr5" draw:text-style-name="P2" draw:layer="layout" svg:x1="4.81cm" svg:y1="3.54cm" svg:x2="6.969cm" svg:y2="3.54cm">
          <text:p/>
        </draw:line>
        <draw:frame draw:style-name="gr7" draw:text-style-name="P4" draw:layer="layout" svg:width="11.43cm" svg:height="1.189cm" svg:x="1cm" svg:y="1cm">
          <draw:text-box>
            <text:p><text:span text:style-name="T4">Enumeration timing</text:span></text:p>
          </draw:text-box>
        </draw:frame>
        <draw:line draw:style-name="gr5" draw:text-style-name="P2" draw:layer="layout" svg:x1="4.81cm" svg:y1="6.08cm" svg:x2="16.113cm" svg:y2="6.08cm">
          <text:p/>
        </draw:line>
        <draw:line draw:style-name="gr5" draw:text-style-name="P2" draw:layer="layout" svg:x1="4.937cm" svg:y1="6.715cm" svg:x2="4.937cm" svg:y2="5.826cm">
          <text:p/>
        </draw:line>
        <draw:frame draw:style-name="gr2" draw:text-style-name="P9" draw:layer="layout" svg:width="2.54cm" svg:height="1.27cm" svg:x="3.54cm" svg:y="4.81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7" draw:layer="layout" svg:width="6.35cm" svg:height="1.916cm" svg:x="2.524cm" svg:y="6.715cm">
          <draw:text-box>
            <text:p text:style-name="P2"><text:span text:style-name="T2">Registers initalized. <text:s/>Begins looking for CONFIG_IN=1.</text:span></text:p>
          </draw:text-box>
        </draw:frame>
        <draw:frame draw:style-name="gr2" draw:text-style-name="P3" draw:layer="layout" svg:width="3.81cm" svg:height="1.27cm" svg:x="1cm" svg:y="9.879cm">
          <draw:text-box>
            <text:p text:style-name="P2"><text:span text:style-name="T3">Master</text:span></text:p>
          </draw:text-box>
        </draw:frame>
        <draw:line draw:style-name="gr5" draw:text-style-name="P2" draw:layer="layout" svg:x1="4.81cm" svg:y1="11.403cm" svg:x2="4.81cm" svg:y2="10.895cm">
          <text:p/>
        </draw:line>
        <draw:line draw:style-name="gr5" draw:text-style-name="P2" draw:layer="layout" svg:x1="4.81cm" svg:y1="11.149cm" svg:x2="16.113cm" svg:y2="11.149cm">
          <text:p/>
        </draw:line>
        <draw:line draw:style-name="gr5" draw:text-style-name="P2" draw:layer="layout" svg:x1="6.207cm" svg:y1="12.049cm" svg:x2="6.207cm" svg:y2="10.906cm">
          <text:p/>
        </draw:line>
        <draw:frame draw:style-name="gr2" draw:text-style-name="P9" draw:layer="layout" svg:width="2.54cm" svg:height="1.27cm" svg:x="3.54cm" svg:y="9.879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7" draw:layer="layout" svg:width="6.35cm" svg:height="1.361cm" svg:x="1.127cm" svg:y="12.43cm">
          <draw:text-box>
            <text:p text:style-name="P2"><text:span text:style-name="T2">Registers initalized.</text:span></text:p>
            <text:p text:style-name="P2"><text:span text:style-name="T2">Sets CONFIG_OUT</text:span></text:p>
          </draw:text-box>
        </draw:frame>
        <draw:line draw:style-name="gr5" draw:text-style-name="P2" draw:layer="layout" svg:x1="7.477cm" svg:y1="13.7cm" svg:x2="7.477cm" svg:y2="10.906cm">
          <text:p/>
        </draw:line>
        <draw:frame draw:style-name="gr2" draw:text-style-name="P7" draw:layer="layout" svg:width="6.35cm" svg:height="1.27cm" svg:x="4.429cm" svg:y="14.208cm">
          <draw:text-box>
            <text:p text:style-name="P2"><text:span text:style-name="T2">Gives up looking</text:span></text:p>
          </draw:text-box>
        </draw:frame>
      </draw:page>
      <draw:page draw:name="page6" draw:style-name="dp1" draw:master-page-name="Default">
        <draw:rect draw:style-name="gr11" draw:text-style-name="P10" draw:layer="layout" svg:width="12.7cm" svg:height="6.35cm" svg:x="4.175cm" svg:y="3.222cm" draw:corner-radius="0.254cm">
          <text:p/>
        </draw:rect>
        <draw:rect draw:style-name="gr12" draw:text-style-name="P10" draw:layer="layout" svg:width="2.54cm" svg:height="2.54cm" svg:x="8.62cm" svg:y="6.08cm" draw:corner-radius="0.254cm">
          <text:p text:style-name="P2"><text:span text:style-name="T11">PSoC 4245</text:span></text:p>
          <text:p text:style-name="P2"><text:span text:style-name="T11">Processor</text:span></text:p>
        </draw:rect>
        <draw:rect draw:style-name="gr12" draw:text-style-name="P10" draw:layer="layout" svg:width="2.54cm" svg:height="1.27cm" svg:x="4.81cm" svg:y="5.762cm" draw:corner-radius="0.254cm">
          <text:p text:style-name="P2"><text:span text:style-name="T11">User Port</text:span></text:p>
        </draw:rect>
        <draw:rect draw:style-name="gr12" draw:text-style-name="P10" draw:layer="layout" svg:width="2.54cm" svg:height="1.27cm" svg:x="4.81cm" svg:y="7.667cm" draw:corner-radius="0.254cm">
          <text:p text:style-name="P2"><text:span text:style-name="T11">Expansion</text:span></text:p>
          <text:p text:style-name="P2"><text:span text:style-name="T11">Port</text:span></text:p>
        </draw:rect>
        <draw:rect draw:style-name="gr12" draw:text-style-name="P10" draw:layer="layout" svg:width="2.54cm" svg:height="2.54cm" svg:x="13.7cm" svg:y="6.08cm" draw:corner-radius="0.254cm">
          <text:p text:style-name="P2"><text:span text:style-name="T11">DRV8835</text:span></text:p>
          <text:p text:style-name="P2"><text:span text:style-name="T11">H-Bridge</text:span></text:p>
          <text:p text:style-name="P2"><text:span text:style-name="T11">Driver</text:span></text:p>
          <text:p text:style-name="P2"><text:span text:style-name="T11">(Dual)</text:span></text:p>
        </draw:rect>
        <draw:rect draw:style-name="gr12" draw:text-style-name="P10" draw:layer="layout" svg:width="1.905cm" svg:height="1.27cm" svg:x="8.937cm" svg:y="4.175cm" draw:corner-radius="0.254cm">
          <text:p text:style-name="P2"><text:span text:style-name="T11">3.3V</text:span></text:p>
          <text:p text:style-name="P2"><text:span text:style-name="T11">Reg</text:span></text:p>
        </draw:rect>
        <draw:frame draw:style-name="gr13" draw:text-style-name="P11" draw:layer="layout" svg:width="1.905cm" svg:height="0.952cm" svg:x="1.635cm" svg:y="3.223cm">
          <draw:text-box>
            <text:p><text:span text:style-name="T11">Power</text:span></text:p>
          </draw:text-box>
        </draw:frame>
        <draw:line draw:style-name="gr14" draw:text-style-name="P2" draw:layer="layout" svg:x1="14.97cm" svg:y1="3.54cm" svg:x2="14.97cm" svg:y2="6.08cm">
          <text:p/>
        </draw:line>
        <draw:line draw:style-name="gr14" draw:text-style-name="P2" draw:layer="layout" svg:x1="9.89cm" svg:y1="5.445cm" svg:x2="9.89cm" svg:y2="6.08cm">
          <text:p/>
        </draw:line>
        <draw:line draw:style-name="gr14" draw:text-style-name="P2" draw:layer="layout" svg:x1="9.89cm" svg:y1="3.54cm" svg:x2="9.89cm" svg:y2="4.175cm">
          <text:p/>
        </draw:line>
        <draw:line draw:style-name="gr15" draw:text-style-name="P2" draw:layer="layout" svg:x1="3.54cm" svg:y1="3.54cm" svg:x2="14.97cm" svg:y2="3.54cm">
          <text:p/>
        </draw:line>
        <draw:line draw:style-name="gr14" draw:text-style-name="P2" draw:layer="layout" svg:x1="11.16cm" svg:y1="7.35cm" svg:x2="13.7cm" svg:y2="7.35cm">
          <text:p/>
        </draw:line>
        <draw:line draw:style-name="gr16" draw:text-style-name="P2" draw:layer="layout" svg:x1="7.35cm" svg:y1="6.397cm" svg:x2="8.62cm" svg:y2="6.397cm">
          <text:p/>
        </draw:line>
        <draw:line draw:style-name="gr16" draw:text-style-name="P2" draw:layer="layout" svg:x1="7.35cm" svg:y1="8.302cm" svg:x2="8.62cm" svg:y2="8.302cm">
          <text:p/>
        </draw:line>
        <draw:frame draw:style-name="gr13" draw:text-style-name="P11" draw:layer="layout" svg:width="1.905cm" svg:height="0.952cm" svg:x="1.635cm" svg:y="6.08cm">
          <draw:text-box>
            <text:p><text:span text:style-name="T11">Project</text:span></text:p>
          </draw:text-box>
        </draw:frame>
        <draw:frame draw:style-name="gr13" draw:text-style-name="P11" draw:layer="layout" svg:width="2.223cm" svg:height="1.199cm" svg:x="1.635cm" svg:y="7.738cm">
          <draw:text-box>
            <text:p><text:span text:style-name="T11">Optional</text:span><text:span text:style-name="T11"><text:line-break/></text:span><text:span text:style-name="T11">Slaves</text:span></text:p>
          </draw:text-box>
        </draw:frame>
        <draw:line draw:style-name="gr16" draw:text-style-name="P2" draw:layer="layout" svg:x1="3.54cm" svg:y1="6.397cm" svg:x2="4.81cm" svg:y2="6.397cm">
          <text:p/>
        </draw:line>
        <draw:line draw:style-name="gr16" draw:text-style-name="P2" draw:layer="layout" svg:x1="3.54cm" svg:y1="8.302cm" svg:x2="4.81cm" svg:y2="8.302cm">
          <text:p/>
        </draw:line>
        <draw:line draw:style-name="gr14" draw:text-style-name="P2" draw:layer="layout" svg:x1="16.24cm" svg:y1="6.715cm" svg:x2="17.51cm" svg:y2="6.715cm">
          <text:p/>
        </draw:line>
        <draw:line draw:style-name="gr14" draw:text-style-name="P2" draw:layer="layout" svg:x1="16.24cm" svg:y1="7.985cm" svg:x2="17.51cm" svg:y2="7.985cm">
          <text:p/>
        </draw:line>
        <draw:frame draw:style-name="gr13" draw:text-style-name="P11" draw:layer="layout" svg:width="1.905cm" svg:height="0.952cm" svg:x="17.827cm" svg:y="6.398cm">
          <draw:text-box>
            <text:p><text:span text:style-name="T11">Motor</text:span></text:p>
          </draw:text-box>
        </draw:frame>
        <draw:frame draw:style-name="gr13" draw:text-style-name="P11" draw:layer="layout" svg:width="1.905cm" svg:height="0.952cm" svg:x="17.827cm" svg:y="7.667cm">
          <draw:text-box>
            <text:p><text:span text:style-name="T11">Motor</text:span></text:p>
          </draw:text-box>
        </draw:frame>
        <draw:frame draw:style-name="gr13" draw:text-style-name="P11" draw:layer="layout" svg:width="6.985cm" svg:height="0.952cm" svg:x="9.572cm" svg:y="8.937cm">
          <draw:text-box>
            <text:p><text:span text:style-name="T11">Serial Controlled Motor Driver</text:span></text:p>
          </draw:text-box>
        </draw:frame>
      </draw:page>
      <draw:page draw:name="page7" draw:style-name="dp1" draw:master-page-name="Default">
        <draw:rect draw:style-name="gr17" draw:text-style-name="P10" draw:layer="layout" svg:width="4.445cm" svg:height="2.539cm" svg:x="4.175cm" svg:y="14.97cm" draw:corner-radius="0.254cm">
          <text:p text:style-name="P2"><text:span text:style-name="T11">Serial Controlled</text:span></text:p>
          <text:p text:style-name="P2"><text:span text:style-name="T11">Motor Driver</text:span></text:p>
          <text:p text:style-name="P2"><text:span text:style-name="T11">(Master)</text:span></text:p>
        </draw:rect>
        <draw:line draw:style-name="gr14" draw:text-style-name="P2" draw:layer="layout" svg:x1="6.397cm" svg:y1="14.335cm" svg:x2="6.397cm" svg:y2="14.97cm">
          <text:p/>
        </draw:line>
        <draw:line draw:style-name="gr15" draw:text-style-name="P2" draw:layer="layout" svg:x1="3.857cm" svg:y1="14.335cm" svg:x2="17.192cm" svg:y2="14.335cm">
          <text:p/>
        </draw:line>
        <draw:line draw:style-name="gr16" draw:text-style-name="P2" draw:layer="layout" svg:x1="5.127cm" svg:y1="19.732cm" svg:x2="5.127cm" svg:y2="17.51cm">
          <text:p/>
        </draw:line>
        <draw:rect draw:style-name="gr17" draw:text-style-name="P10" draw:layer="layout" svg:width="4.445cm" svg:height="2.539cm" svg:x="9.572cm" svg:y="14.97cm" draw:corner-radius="0.254cm">
          <text:p text:style-name="P2"><text:span text:style-name="T11">Serial Controlled</text:span></text:p>
          <text:p text:style-name="P2"><text:span text:style-name="T11">Motor Driver</text:span></text:p>
          <text:p text:style-name="P2"><text:span text:style-name="T11">(Slave)</text:span></text:p>
        </draw:rect>
        <draw:rect draw:style-name="gr17" draw:text-style-name="P10" draw:layer="layout" svg:width="4.445cm" svg:height="2.539cm" svg:x="14.97cm" svg:y="14.97cm" draw:corner-radius="0.254cm">
          <text:p text:style-name="P2"><text:span text:style-name="T11">Serial Controlled</text:span></text:p>
          <text:p text:style-name="P2"><text:span text:style-name="T11">Motor Driver</text:span></text:p>
          <text:p text:style-name="P2"><text:span text:style-name="T11">(Slave)</text:span></text:p>
        </draw:rect>
        <draw:line draw:style-name="gr14" draw:text-style-name="P2" draw:layer="layout" svg:x1="11.795cm" svg:y1="14.335cm" svg:x2="11.795cm" svg:y2="14.97cm">
          <text:p/>
        </draw:line>
        <draw:line draw:style-name="gr14" draw:text-style-name="P2" draw:layer="layout" svg:x1="17.192cm" svg:y1="14.335cm" svg:x2="17.192cm" svg:y2="14.97cm">
          <text:p/>
        </draw:line>
        <draw:frame draw:style-name="gr13" draw:text-style-name="P11" draw:layer="layout" svg:width="1.905cm" svg:height="0.952cm" svg:x="7.985cm" svg:y="13.7cm">
          <draw:text-box>
            <text:p><text:span text:style-name="T11">Power</text:span></text:p>
          </draw:text-box>
        </draw:frame>
        <draw:frame draw:style-name="gr13" draw:text-style-name="P11" draw:layer="layout" svg:width="1.905cm" svg:height="0.952cm" svg:x="4.492cm" svg:y="16.875cm">
          <draw:text-box>
            <text:p><text:span text:style-name="T11">User</text:span></text:p>
          </draw:text-box>
        </draw:frame>
        <draw:frame draw:style-name="gr13" draw:text-style-name="P11" draw:layer="layout" svg:width="1.587cm" svg:height="0.952cm" svg:x="7.032cm" svg:y="16.875cm">
          <draw:text-box>
            <text:p><text:span text:style-name="T11">Exp.</text:span></text:p>
          </draw:text-box>
        </draw:frame>
        <draw:line draw:style-name="gr15" draw:text-style-name="P2" draw:layer="layout" svg:x1="7.032cm" svg:y1="19.097cm" svg:x2="19.097cm" svg:y2="19.097cm">
          <text:p/>
        </draw:line>
        <draw:line draw:style-name="gr14" draw:text-style-name="P2" draw:layer="layout" svg:x1="12.747cm" svg:y1="18.78cm" svg:x2="12.747cm" svg:y2="17.51cm">
          <text:p/>
        </draw:line>
        <draw:line draw:style-name="gr15" draw:text-style-name="P2" draw:layer="layout" svg:x1="7.985cm" svg:y1="18.78cm" svg:x2="12.747cm" svg:y2="18.78cm">
          <text:p/>
        </draw:line>
        <draw:line draw:style-name="gr15" draw:text-style-name="P2" draw:layer="layout" svg:x1="7.985cm" svg:y1="18.78cm" svg:x2="7.985cm" svg:y2="17.51cm">
          <text:p/>
        </draw:line>
        <draw:line draw:style-name="gr14" draw:text-style-name="P2" draw:layer="layout" svg:x1="18.145cm" svg:y1="18.78cm" svg:x2="18.145cm" svg:y2="17.51cm">
          <text:p/>
        </draw:line>
        <draw:line draw:style-name="gr15" draw:text-style-name="P2" draw:layer="layout" svg:x1="13.382cm" svg:y1="18.78cm" svg:x2="18.145cm" svg:y2="18.78cm">
          <text:p/>
        </draw:line>
        <draw:line draw:style-name="gr15" draw:text-style-name="P2" draw:layer="layout" svg:x1="13.382cm" svg:y1="18.78cm" svg:x2="13.382cm" svg:y2="17.51cm">
          <text:p/>
        </draw:line>
        <draw:frame draw:style-name="gr13" draw:text-style-name="P11" draw:layer="layout" svg:width="1.587cm" svg:height="0.952cm" svg:x="12.43cm" svg:y="16.875cm">
          <draw:text-box>
            <text:p><text:span text:style-name="T11">Exp.</text:span></text:p>
          </draw:text-box>
        </draw:frame>
        <draw:frame draw:style-name="gr13" draw:text-style-name="P11" draw:layer="layout" svg:width="1.587cm" svg:height="0.952cm" svg:x="17.827cm" svg:y="16.875cm">
          <draw:text-box>
            <text:p><text:span text:style-name="T11">Exp.</text:span></text:p>
          </draw:text-box>
        </draw:frame>
        <draw:line draw:style-name="gr16" draw:text-style-name="P2" draw:layer="layout" svg:x1="7.667cm" svg:y1="19.097cm" svg:x2="7.667cm" svg:y2="17.51cm">
          <text:p/>
        </draw:line>
        <draw:line draw:style-name="gr16" draw:text-style-name="P2" draw:layer="layout" svg:x1="13.065cm" svg:y1="19.097cm" svg:x2="13.065cm" svg:y2="17.51cm">
          <text:p/>
        </draw:line>
        <draw:line draw:style-name="gr16" draw:text-style-name="P2" draw:layer="layout" svg:x1="18.462cm" svg:y1="19.097cm" svg:x2="18.462cm" svg:y2="17.51cm">
          <text:p/>
        </draw:line>
        <draw:frame draw:style-name="gr13" draw:text-style-name="P11" draw:layer="layout" svg:width="2.858cm" svg:height="0.952cm" svg:x="8.937cm" svg:y="18.145cm">
          <draw:text-box>
            <text:p><text:span text:style-name="T11">Config Pins</text:span></text:p>
          </draw:text-box>
        </draw:frame>
        <draw:frame draw:style-name="gr13" draw:text-style-name="P11" draw:layer="layout" svg:width="2.858cm" svg:height="0.952cm" svg:x="14.334cm" svg:y="18.145cm">
          <draw:text-box>
            <text:p><text:span text:style-name="T11">Config Pins</text:span></text:p>
          </draw:text-box>
        </draw:frame>
        <draw:frame draw:style-name="gr13" draw:text-style-name="P11" draw:layer="layout" svg:width="2.858cm" svg:height="1.199cm" svg:x="11.795cm" svg:y="19.097cm">
          <draw:text-box>
            <text:p text:style-name="P2"><text:span text:style-name="T11">Expansion</text:span></text:p>
            <text:p text:style-name="P2"><text:span text:style-name="T11">I2C bus</text:span></text:p>
          </draw:text-box>
        </draw:frame>
        <draw:line draw:style-name="gr15" draw:text-style-name="P2" draw:layer="layout" svg:x1="3.857cm" svg:y1="14.335cm" svg:x2="3.857cm" svg:y2="19.732cm">
          <text:p/>
        </draw:line>
        <draw:rect draw:style-name="gr18" draw:text-style-name="P10" draw:layer="layout" svg:width="3.175cm" svg:height="0.952cm" svg:x="2.905cm" svg:y="19.733cm" draw:corner-radius="0.254cm">
          <text:p text:style-name="P2"><text:span text:style-name="T11">User Project</text:span></text:p>
        </draw:rect>
      </draw:page>
      <draw:page draw:name="page8" draw:style-name="dp1" draw:master-page-name="Default">
        <draw:rect draw:style-name="gr19" draw:text-style-name="P10" draw:layer="layout" svg:width="4.128cm" svg:height="6.032cm" svg:x="8.938cm" svg:y="8.303cm" draw:corner-radius="0.254cm">
          <text:p/>
        </draw:rect>
        <draw:custom-shape draw:style-name="gr20" draw:text-style-name="P12" draw:layer="layout" svg:width="2.54cm" svg:height="2.54cm" svg:x="4.811cm" svg:y="9.89cm">
          <text:p text:style-name="P2"><text:span text:style-name="T12">Configurable</text:span></text:p>
          <text:p text:style-name="P2"><text:span text:style-name="T12">User serial</text:span></text:p>
          <text:p text:style-name="P2"><text:span text:style-name="T12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9" draw:text-style-name="P10" draw:layer="layout" svg:width="1.905cm" svg:height="3.809cm" svg:x="10.843cm" svg:y="10.207cm" draw:corner-radius="0.254cm">
          <text:p text:style-name="P2"><text:span text:style-name="T11">Memory</text:span></text:p>
        </draw:rect>
        <draw:custom-shape draw:style-name="gr20" draw:text-style-name="P12" draw:layer="layout" svg:width="2.54cm" svg:height="2.54cm" svg:x="10.526cm" svg:y="16.24cm">
          <text:p text:style-name="P2"><text:span text:style-name="T12">Enumeration</text:span></text:p>
          <text:p text:style-name="P2"><text:span text:style-name="T12">state machine</text:span></text:p>
          <text:p text:style-name="P2"><text:span text:style-name="T12">as 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2.54cm" svg:height="2.54cm" svg:x="14.653cm" svg:y="16.24cm">
          <text:p text:style-name="P2"><text:span text:style-name="T12">Expansion</text:span></text:p>
          <text:p text:style-name="P2"><text:span text:style-name="T12">I2C interface</text:span></text:p>
          <text:p text:style-name="P2"><text:span text:style-name="T12">as 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4.763cm" svg:height="1.588cm" svg:x="8.938cm" svg:y="8.302cm">
          <draw:text-box>
            <text:p text:style-name="P11"><text:span text:style-name="T11">Register access</text:span></text:p>
            <text:p text:style-name="P11"><text:span text:style-name="T11">controller</text:span></text:p>
          </draw:text-box>
        </draw:frame>
        <draw:line draw:style-name="gr22" draw:text-style-name="P2" draw:layer="layout" svg:x1="7.351cm" svg:y1="11.16cm" svg:x2="8.938cm" svg:y2="11.16cm">
          <text:p/>
        </draw:line>
        <draw:line draw:style-name="gr23" draw:text-style-name="P2" draw:layer="layout" svg:x1="11.796cm" svg:y1="14.335cm" svg:x2="11.796cm" svg:y2="16.24cm">
          <text:p/>
        </draw:line>
        <draw:frame draw:style-name="gr24" draw:text-style-name="P11" draw:layer="layout" svg:width="3.176cm" svg:height="1.199cm" svg:x="11.796cm" svg:y="14.723cm">
          <draw:text-box>
            <text:p text:style-name="P11"><text:span text:style-name="T11">Triggers on</text:span></text:p>
            <text:p text:style-name="P11"><text:span text:style-name="T11">changed data</text:span></text:p>
          </draw:text-box>
        </draw:frame>
        <draw:line draw:style-name="gr23" draw:text-style-name="P2" draw:layer="layout" svg:x1="13.066cm" svg:y1="17.51cm" svg:x2="14.653cm" svg:y2="17.51cm">
          <text:p/>
        </draw:line>
        <draw:rect draw:style-name="gr19" draw:text-style-name="P10" draw:layer="layout" svg:width="2.54cm" svg:height="1.586cm" svg:x="4.493cm" svg:y="13.384cm" draw:corner-radius="0.254cm">
          <text:p text:style-name="P2"><text:span text:style-name="T11">Failsafe</text:span></text:p>
          <text:p text:style-name="P2"><text:span text:style-name="T11">Routine</text:span></text:p>
        </draw:rect>
        <draw:line draw:style-name="gr23" draw:text-style-name="P2" draw:layer="layout" svg:x1="6.081cm" svg:y1="12.43cm" svg:x2="6.081cm" svg:y2="13.382cm">
          <text:p/>
        </draw:line>
        <draw:frame draw:style-name="gr25" draw:layer="layout" svg:width="12.065cm" svg:height="2.473cm" svg:x="2.27cm" svg:y="1.952cm">
          <draw:text-box>
            <text:p>Configured as master</text:p>
            <text:p/>
          </draw:text-box>
        </draw:frame>
        <draw:rect draw:style-name="gr19" draw:text-style-name="P13" draw:layer="layout" svg:width="1.588cm" svg:height="0.951cm" svg:x="12.113cm" svg:y="18.145cm" draw:corner-radius="0.254cm">
          <text:p text:style-name="P13"><text:span text:style-name="T13">Periodic</text:span></text:p>
          <text:p text:style-name="P13"><text:span text:style-name="T13">broadcast</text:span></text:p>
        </draw:rect>
        <draw:rect draw:style-name="gr19" draw:text-style-name="P10" draw:layer="layout" svg:width="3.175cm" svg:height="1.586cm" svg:x="8.621cm" svg:y="20.05cm" draw:corner-radius="0.254cm">
          <text:p text:style-name="P2"><text:span text:style-name="T11">PWM drivers</text:span></text:p>
        </draw:rect>
        <draw:rect draw:style-name="gr19" draw:text-style-name="P10" draw:layer="layout" svg:width="2.54cm" svg:height="1.586cm" svg:x="4.492cm" svg:y="13.383cm" draw:corner-radius="0.254cm">
          <text:p text:style-name="P2"><text:span text:style-name="T11">Fail-safe</text:span></text:p>
          <text:p text:style-name="P2"><text:span text:style-name="T11">watchdog</text:span></text:p>
        </draw:rect>
        <draw:line draw:style-name="gr23" draw:text-style-name="P2" draw:layer="layout" svg:x1="11.479cm" svg:y1="18.78cm" svg:x2="11.161cm" svg:y2="20.05cm">
          <text:p/>
        </draw:line>
        <draw:line draw:style-name="gr26" draw:text-style-name="P2" draw:layer="layout" svg:x1="2.587cm" svg:y1="11.16cm" svg:x2="4.81cm" svg:y2="11.159cm">
          <text:p/>
        </draw:line>
        <draw:line draw:style-name="gr26" draw:text-style-name="P2" draw:layer="layout" svg:x1="17.192cm" svg:y1="17.511cm" svg:x2="19.415cm" svg:y2="17.51cm">
          <text:p/>
        </draw:line>
        <draw:frame draw:style-name="gr27" draw:text-style-name="P2" draw:layer="layout" svg:width="3.492cm" svg:height="1.838cm" svg:x="16.875cm" svg:y="17.894cm">
          <draw:text-box>
            <text:p text:style-name="P2">Expansion Bus</text:p>
          </draw:text-box>
        </draw:frame>
        <draw:frame draw:style-name="gr27" draw:text-style-name="P2" draw:layer="layout" svg:width="3.492cm" svg:height="1.838cm" svg:x="1.317cm" svg:y="11.477cm">
          <draw:text-box>
            <text:p text:style-name="P2">User</text:p>
            <text:p text:style-name="P2">Bus</text:p>
          </draw:text-box>
        </draw:frame>
      </draw:page>
      <draw:page draw:name="page9" draw:style-name="dp1" draw:master-page-name="Default">
        <draw:line draw:style-name="gr23" draw:text-style-name="P2" draw:layer="layout" svg:x1="7.032cm" svg:y1="16.875cm" svg:x2="6.079cm" svg:y2="14.97cm">
          <text:p/>
        </draw:line>
        <draw:frame draw:style-name="gr25" draw:layer="layout" svg:width="12.065cm" svg:height="2.473cm" svg:x="2.271cm" svg:y="1.953cm">
          <draw:text-box>
            <text:p>Configured as slave</text:p>
            <text:p/>
          </draw:text-box>
        </draw:frame>
        <draw:rect draw:style-name="gr19" draw:text-style-name="P10" draw:layer="layout" svg:width="4.128cm" svg:height="6.032cm" svg:x="8.936cm" svg:y="8.303cm" draw:corner-radius="0.254cm">
          <text:p/>
        </draw:rect>
        <draw:rect draw:style-name="gr19" draw:text-style-name="P10" draw:layer="layout" svg:width="1.905cm" svg:height="3.809cm" svg:x="10.841cm" svg:y="10.207cm" draw:corner-radius="0.254cm">
          <text:p text:style-name="P2"><text:span text:style-name="T11">Memory</text:span></text:p>
        </draw:rect>
        <draw:custom-shape draw:style-name="gr20" draw:text-style-name="P12" draw:layer="layout" svg:width="2.54cm" svg:height="2.54cm" svg:x="10.524cm" svg:y="16.24cm">
          <text:p text:style-name="P2"><text:span text:style-name="T12">Enumeration</text:span></text:p>
          <text:p text:style-name="P2"><text:span text:style-name="T12">state machine</text:span></text:p>
          <text:p text:style-name="P2"><text:span text:style-name="T12">as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2.54cm" svg:height="2.54cm" svg:x="6.08cm" svg:y="16.24cm">
          <text:p text:style-name="P2"><text:span text:style-name="T12">Expansion</text:span></text:p>
          <text:p text:style-name="P2"><text:span text:style-name="T12">I2C interface</text:span></text:p>
          <text:p text:style-name="P2"><text:span text:style-name="T12">as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4.763cm" svg:height="1.588cm" svg:x="8.936cm" svg:y="8.302cm">
          <draw:text-box>
            <text:p text:style-name="P11"><text:span text:style-name="T11">Register access</text:span></text:p>
            <text:p text:style-name="P11"><text:span text:style-name="T11">controller</text:span></text:p>
          </draw:text-box>
        </draw:frame>
        <draw:line draw:style-name="gr22" draw:text-style-name="P2" draw:layer="layout" svg:x1="8.302cm" svg:y1="16.557cm" svg:x2="9.572cm" svg:y2="14.335cm">
          <text:p/>
        </draw:line>
        <draw:line draw:style-name="gr22" draw:text-style-name="P2" draw:layer="layout" svg:x1="11.794cm" svg:y1="14.335cm" svg:x2="11.794cm" svg:y2="16.24cm">
          <text:p/>
        </draw:line>
        <draw:frame draw:style-name="gr24" draw:text-style-name="P11" draw:layer="layout" svg:width="3.176cm" svg:height="1.199cm" svg:x="11.794cm" svg:y="14.335cm">
          <draw:text-box>
            <text:p text:style-name="P11"><text:span text:style-name="T11">Triggers on</text:span></text:p>
            <text:p text:style-name="P11"><text:span text:style-name="T11">changed data</text:span></text:p>
          </draw:text-box>
        </draw:frame>
        <draw:rect draw:style-name="gr19" draw:text-style-name="P10" draw:layer="layout" svg:width="2.54cm" svg:height="1.586cm" svg:x="4.491cm" svg:y="13.384cm" draw:corner-radius="0.254cm">
          <text:p text:style-name="P2"><text:span text:style-name="T11">Fail-safe</text:span></text:p>
          <text:p text:style-name="P2"><text:span text:style-name="T11">watchdog</text:span></text:p>
        </draw:rect>
        <draw:rect draw:style-name="gr19" draw:text-style-name="P10" draw:layer="layout" svg:width="3.175cm" svg:height="1.586cm" svg:x="8.62cm" svg:y="20.049cm" draw:corner-radius="0.254cm">
          <text:p text:style-name="P2"><text:span text:style-name="T11">PWM drivers</text:span></text:p>
        </draw:rect>
        <draw:line draw:style-name="gr23" draw:text-style-name="P2" draw:layer="layout" svg:x1="11.478cm" svg:y1="18.779cm" svg:x2="11.16cm" svg:y2="20.049cm">
          <text:p/>
        </draw:line>
        <draw:line draw:style-name="gr26" draw:text-style-name="P2" draw:layer="layout" svg:x1="3.857cm" svg:y1="17.511cm" svg:x2="6.08cm" svg:y2="17.51cm">
          <text:p/>
        </draw:line>
        <draw:frame draw:style-name="gr27" draw:text-style-name="P2" draw:layer="layout" svg:width="3.492cm" svg:height="1.838cm" svg:x="2.27cm" svg:y="17.827cm">
          <draw:text-box>
            <text:p text:style-name="P2">Expansion Bus</text:p>
          </draw:text-box>
        </draw:frame>
        <draw:line draw:style-name="gr23" draw:text-style-name="P2" draw:layer="layout" svg:x1="10.525cm" svg:y1="17.51cm" svg:x2="8.62cm" svg:y2="17.51cm">
          <text:p/>
        </draw:line>
        <draw:frame draw:style-name="gr24" draw:text-style-name="P11" draw:layer="layout" svg:width="1.905cm" svg:height="0.725cm" svg:x="8.937cm" svg:y="17.42cm">
          <draw:text-box>
            <text:p text:style-name="P11"><text:span text:style-name="T11">confi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01T12:14:07.28</meta:creation-date>
    <dc:date>2016-10-28T00:27:39.01</dc:date>
    <meta:editing-duration>P1DT3H23M33S</meta:editing-duration>
    <meta:editing-cycles>11</meta:editing-cycles>
    <meta:generator>OpenOffice.org/3.4.1$Win32 OpenOffice.org_project/341m1$Build-9593</meta:generator>
    <meta:document-statistic meta:object-count="185"/>
  </office:meta>
</office:document-meta>
</file>